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B00000324D9EB4671FA7E03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ffff" draw:fill-color="#00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ff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="none" fo:min-height="1.737cm"/>
    </style:style>
    <style:style style:name="gr6" style:family="graphic" style:parent-style-name="objectwithoutfill">
      <style:graphic-properties svg:stroke-width="0.159cm" svg:stroke-color="#00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00cc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8" style:family="graphic" style:parent-style-name="standard">
      <style:graphic-properties draw:stroke="none" draw:fill="none" fo:min-height="0.893cm"/>
    </style:style>
    <style:style style:name="gr9" style:family="graphic" style:parent-style-name="standard">
      <style:graphic-properties draw:stroke="none" draw:fill="none" fo:min-height="0.766cm"/>
    </style:style>
    <style:style style:name="gr10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00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ffff" fo:font-size="22pt" style:font-size-asian="22pt" style:font-size-complex="22pt"/>
    </style:style>
    <style:style style:name="P4" style:family="paragraph">
      <loext:graphic-properties draw:fill="none"/>
      <style:text-properties fo:color="#00ffff" fo:font-size="22pt" style:font-size-asian="22pt" style:font-size-complex="22pt"/>
    </style:style>
    <style:style style:name="P5" style:family="paragraph">
      <style:text-properties fo:color="#00cc00" fo:font-size="20pt" fo:font-weight="bold" style:font-weight-asian="bold" style:font-weight-complex="bold"/>
    </style:style>
    <style:style style:name="P6" style:family="paragraph">
      <loext:graphic-properties draw:fill="none"/>
      <style:text-properties fo:color="#00cc00" fo:font-size="20pt" fo:font-weight="bold" style:font-weight-asian="bold" style:font-weight-complex="bold"/>
    </style:style>
    <style:style style:name="T1" style:family="text">
      <style:text-properties fo:color="#00ffff"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885cm" svg:height="14.732cm" svg:x="2.27cm" svg:y="1.889cm">
          <draw:image xlink:href="Pictures/10000000000005BB00000324D9EB4671FA7E0320.png" xlink:type="simple" xlink:show="embed" xlink:actuate="onLoad">
            <text:p/>
          </draw:image>
        </draw:frame>
        <draw:line draw:style-name="gr2" draw:text-style-name="P2" draw:layer="layout" svg:x1="7.731cm" svg:y1="11.414cm" svg:x2="17.383cm" svg:y2="8.112cm">
          <text:p/>
        </draw:line>
        <draw:line draw:style-name="gr2" draw:text-style-name="P2" draw:layer="layout" svg:x1="8.747cm" svg:y1="7.223cm" svg:x2="17.256cm" svg:y2="8.112cm">
          <text:p/>
        </draw:line>
        <draw:line draw:style-name="gr2" draw:text-style-name="P2" draw:layer="layout" svg:x1="7.731cm" svg:y1="11.414cm" svg:x2="8.874cm" svg:y2="7.096cm">
          <text:p/>
        </draw:line>
        <draw:path draw:style-name="gr3" draw:text-style-name="P2" draw:layer="layout" svg:width="2.476cm" svg:height="0.684cm" draw:transform="rotate (2.45934344898521) translate (7.62115775402594cm 15.6425382666571cm)" svg:viewBox="0 0 2477 685" svg:d="M0 376c1177 844 2378-296 2477-376l-99 80">
          <text:p/>
        </draw:path>
        <draw:line draw:style-name="gr4" draw:text-style-name="P2" draw:layer="layout" svg:x1="8.874cm" svg:y1="7.223cm" svg:x2="10.525cm" svg:y2="4.302cm">
          <text:p/>
        </draw:line>
        <draw:line draw:style-name="gr4" draw:text-style-name="P2" draw:layer="layout" svg:x1="8.875cm" svg:y1="7.223cm" svg:x2="9.001cm" svg:y2="3.286cm">
          <text:p/>
        </draw:line>
        <draw:line draw:style-name="gr4" draw:text-style-name="P2" draw:layer="layout" svg:x1="7.731cm" svg:y1="11.387cm" svg:x2="7.858cm" svg:y2="2.778cm">
          <text:p/>
        </draw:line>
        <draw:line draw:style-name="gr4" draw:text-style-name="P2" draw:layer="layout" svg:x1="7.732cm" svg:y1="11.388cm" svg:x2="22.971cm" svg:y2="11.16cm">
          <text:p/>
        </draw:line>
        <draw:path draw:style-name="gr3" draw:text-style-name="P2" draw:layer="layout" svg:width="0.462cm" svg:height="0.13cm" draw:transform="skewX (-0.127409035395586) rotate (2.39302093740943) translate (8.0700743524626cm 10.0755827238231cm)" svg:viewBox="0 0 463 131" svg:d="M0 71c221 161 444-56 463-71l-19 15">
          <text:p/>
        </draw:path>
        <draw:path draw:style-name="gr3" draw:text-style-name="P2" draw:layer="layout" svg:width="1.095cm" svg:height="0.273cm" draw:transform="skewX (-0.650135146367888) rotate (2.11272105953914) translate (9.43915274390979cm 6.38251840385075cm)" svg:viewBox="0 0 1096 274" svg:d="M0 150c521 337 1052-118 1096-150l-44 32">
          <text:p/>
        </draw:path>
        <draw:frame draw:style-name="gr5" draw:text-style-name="P4" draw:layer="layout" svg:width="1.64cm" svg:height="1.987cm" svg:x="6.588cm" svg:y="12.938cm">
          <draw:text-box>
            <text:p text:style-name="P3"><text:span text:style-name="T1">Ɵ1</text:span></text:p>
          </draw:text-box>
        </draw:frame>
        <draw:frame draw:style-name="gr5" draw:text-style-name="P4" draw:layer="layout" svg:width="1.64cm" svg:height="1.987cm" svg:x="6.345cm" svg:y="8.665cm">
          <draw:text-box>
            <text:p text:style-name="P3"><text:span text:style-name="T1">Ɵ2</text:span></text:p>
          </draw:text-box>
        </draw:frame>
        <draw:frame draw:style-name="gr5" draw:text-style-name="P4" draw:layer="layout" svg:width="1.64cm" svg:height="1.987cm" svg:x="9.393cm" svg:y="4.81cm">
          <draw:text-box>
            <text:p text:style-name="P3"><text:span text:style-name="T1">Ɵ3</text:span></text:p>
          </draw:text-box>
        </draw:frame>
        <draw:path draw:style-name="gr6" draw:text-style-name="P2" draw:layer="layout" svg:width="1.001cm" svg:height="0.435cm" draw:transform="rotate (-0.540353936417444) translate (7.985cm 10.271cm)" svg:viewBox="0 0 1002 436" svg:d="M0 0c741 0 1002 436 1002 436l-65-109">
          <text:p/>
        </draw:path>
        <draw:path draw:style-name="gr6" draw:text-style-name="P2" draw:layer="layout" svg:width="1.256cm" svg:height="0.538cm" draw:transform="rotate (-2.35619449019234) translate (9.89cm 7.35cm)" svg:viewBox="0 0 1257 539" svg:d="M0 0c539 0 1257 539 1257 539">
          <text:p/>
        </draw:path>
        <draw:path draw:style-name="gr7" draw:text-style-name="P2" draw:layer="layout" svg:width="1.077cm" svg:height="0.399cm" draw:transform="rotate (1.8158405537749) translate (15.097cm 9.001cm)" svg:viewBox="0 0 1078 400" svg:d="M0 0c524 0 1078 400 1078 400">
          <text:p/>
        </draw:path>
        <draw:frame draw:style-name="gr8" draw:text-style-name="P6" draw:layer="layout" svg:width="0.853cm" svg:height="1.143cm" svg:x="8.366cm" svg:y="9.382cm">
          <draw:text-box>
            <text:p text:style-name="P5"><text:span text:style-name="T2">a</text:span></text:p>
          </draw:text-box>
        </draw:frame>
        <draw:frame draw:style-name="gr9" draw:text-style-name="P6" draw:layer="layout" svg:width="0.853cm" svg:height="1.038cm" svg:x="9.381cm" svg:y="7.705cm">
          <draw:text-box>
            <text:p text:style-name="P5"><text:span text:style-name="T2">b</text:span></text:p>
          </draw:text-box>
        </draw:frame>
        <draw:frame draw:style-name="gr10" draw:text-style-name="P6" draw:layer="layout" svg:width="0.853cm" svg:height="1.038cm" svg:x="13.827cm" svg:y="7.963cm">
          <draw:text-box>
            <text:p text:style-name="P5"><text:span text:style-name="T2">c</text:span></text:p>
          </draw:text-box>
        </draw:frame>
        <draw:frame draw:style-name="gr10" draw:text-style-name="P6" draw:layer="layout" svg:width="0.853cm" svg:height="1.038cm" svg:x="12.303cm" svg:y="9.89cm">
          <draw:text-box>
            <text:p text:style-name="P5"><text:span text:style-name="T2">B</text:span></text:p>
          </draw:text-box>
        </draw:frame>
        <draw:frame draw:style-name="gr10" draw:text-style-name="P6" draw:layer="layout" svg:width="0.853cm" svg:height="1.038cm" svg:x="11.16cm" svg:y="6.334cm">
          <draw:text-box>
            <text:p text:style-name="P5"><text:span text:style-name="T2">A</text:span></text:p>
          </draw:text-box>
        </draw:frame>
        <draw:frame draw:style-name="gr10" draw:text-style-name="P6" draw:layer="layout" svg:width="0.853cm" svg:height="1.038cm" svg:x="7.631cm" svg:y="7.963cm">
          <draw:text-box>
            <text:p text:style-name="P5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7T06:00:17.465081072</dc:date>
    <meta:editing-duration>PT12M29S</meta:editing-duration>
    <meta:editing-cycles>1</meta:editing-cycles>
    <meta:document-statistic meta:object-count="23"/>
    <meta:generator>LibreOffice/5.1.6.2$Linux_X86_64 LibreOffice_project/10m0$Build-2</meta:generator>
  </office:meta>
</office:document-meta>
</file>